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fo:font-size="15pt" style:font-size-asian="15pt"/>
    </style:style>
    <style:style style:name="P10" style:parent-style-name="Standard" style:family="paragraph">
      <style:text-properties fo:font-weight="bold" style:font-weight-asian="bold" fo:font-size="14pt" style:font-size-asian="14pt"/>
    </style:style>
    <style:style style:name="P11" style:parent-style-name="Standard" style:family="paragraph">
      <style:text-properties fo:font-weight="bold" style:font-weight-asian="bold" fo:font-size="15pt" style:font-size-asian="15pt"/>
    </style:style>
    <style:style style:name="P12" style:parent-style-name="Standard" style:family="paragraph">
      <style:text-properties fo:font-weight="bold" style:font-weight-asian="bold" fo:font-size="15pt" style:font-size-asian="15pt"/>
    </style:style>
    <style:style style:name="P13" style:parent-style-name="Standard" style:family="paragraph">
      <style:text-properties fo:font-weight="bold" style:font-weight-asian="bold" fo:font-size="15pt" style:font-size-asian="15pt"/>
    </style:style>
  </office:automatic-styles>
  <office:body>
    <office:text text:use-soft-page-breaks="true">
      <text:p text:style-name="P1">Operating System</text:p>
      <text:p text:style-name="P2">Lab#04</text:p>
      <text:p text:style-name="P3"/>
      <text:p text:style-name="P4"/>
      <text:p text:style-name="P5">NEHA-E-NOOR</text:p>
      <text:p text:style-name="P6">FA17-BECE-0007</text:p>
      <text:p text:style-name="P7"/>
      <text:p text:style-name="P8"/>
      <text:p text:style-name="Standard"/>
      <text:p text:style-name="P9">Task1:</text:p>
      <text:p text:style-name="Standard"/>
      <text:p text:style-name="Standard">#!/bin/bash</text:p>
      <text:p text:style-name="Standard">echo "What is your name?"</text:p>
      <text:p text:style-name="Standard">read name</text:p>
      <text:p text:style-name="Standard">echo "My name is $name..!"</text:p>
      <text:p text:style-name="Standard">echo "What is your age?"</text:p>
      <text:p text:style-name="Standard">read age</text:p>
      <text:p text:style-name="Standard">echo "I am $age years old..!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Task2(a):</text:p>
      <text:p text:style-name="Standard"/>
      <text:p text:style-name="Standard">#include &lt;stdio.h&gt;</text:p>
      <text:p text:style-name="Standard">int main()</text:p>
      <text:p text:style-name="Standard">{</text:p>
      <text:p text:style-name="Standard">printf("I love Operating System \n");</text:p>
      <text:p text:style-name="Standard">retuern 0;</text:p>
      <text:p text:style-name="Standard">}</text:p>
      <text:p text:style-name="Standard"/>
      <text:p text:style-name="Standard">(b)</text:p>
      <text:p text:style-name="Standard"/>
      <text:p text:style-name="Standard">#include &lt;stdio.h&gt;</text:p>
      <text:p text:style-name="Standard">int main()</text:p>
      <text:p text:style-name="Standard">{</text:p>
      <text:p text:style-name="Standard">printf("I love linux \n");</text:p>
      <text:p text:style-name="Standard">return 0;</text:p>
      <text:p text:style-name="Standard">}</text:p>
      <text:p text:style-name="Standard"/>
      <text:p text:style-name="Standard">(c)</text:p>
      <text:p text:style-name="Standard"/>
      <text:p text:style-name="Standard">#include &lt;stdio.h&gt;</text:p>
      <text:p text:style-name="Standard">int main()</text:p>
      <text:p text:style-name="Standard">{</text:p>
      <text:p text:style-name="Standard">printf("I love Operating System \n");</text:p>
      <text:p text:style-name="Standard">return 0;</text:p>
      <text:soft-page-break/>
      <text:p text:style-name="Standard">}</text:p>
      <text:p text:style-name="Standard"/>
      <text:p text:style-name="Standard">#include &lt;stdio.h&gt;</text:p>
      <text:p text:style-name="Standard">int main()</text:p>
      <text:p text:style-name="Standard">{</text:p>
      <text:p text:style-name="Standard">printf("I love linux \n"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P11">Task3:</text:p>
      <text:p text:style-name="Standard"/>
      <text:p text:style-name="Standard">#!/bin/bash</text:p>
      <text:p text:style-name="Standard">echo "Welcome to Shell Scripting.!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Task4:</text:p>
      <text:p text:style-name="Standard"/>
      <text:p text:style-name="Standard">#!/bin/bash</text:p>
      <text:p text:style-name="Standard">name="$USER"</text:p>
      <text:p text:style-name="Standard">echo "User name is: $name"</text:p>
      <text:p text:style-name="Standard">D=$(date)</text:p>
      <text:p text:style-name="Standard">echo "Current<text:s/>Date and Time: $D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Task5:</text:p>
      <text:p text:style-name="Standard"/>
      <text:p text:style-name="Standard">#!/bin/bash</text:p>
      <text:p text:style-name="Standard">echo "Enter your Name?"</text:p>
      <text:p text:style-name="Standard">read Name</text:p>
      <text:p text:style-name="Standard">echo "Enter your Degree Program?"</text:p>
      <text:p text:style-name="Standard">read DP</text:p>
      <text:p text:style-name="Standard">echo "Enter your Batch Number?"</text:p>
      <text:p text:style-name="Standard">read BN</text:p>
      <text:p text:style-name="Standard">echo "Enter your Course Title?"</text:p>
      <text:p text:style-name="Standard">read CT</text:p>
      <text:p text:style-name="Standard">echo "$Name"</text:p>
      <text:soft-page-break/>
      <text:p text:style-name="Standard">echo "$DP"</text:p>
      <text:p text:style-name="Standard">echo "$BN"</text:p>
      <text:p text:style-name="Standard">echo "$CT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</dc:creator>
    <meta:creation-date>2019-10-27T20:00:00Z</meta:creation-date>
    <dc:date>2019-12-15T09:26:00Z</dc:date>
    <meta:template xlink:href="Normal" xlink:type="simple"/>
    <meta:editing-cycles>2</meta:editing-cycles>
    <meta:editing-duration>PT600S</meta:editing-duration>
    <meta:document-statistic meta:page-count="3" meta:paragraph-count="1" meta:word-count="140" meta:character-count="941" meta:row-count="6" meta:non-whitespace-character-count="802"/>
  </office:meta>
</office:document-meta>
</file>